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boStringEditor.setInitialEditValue( String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getNo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Object.UniqueObjec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getNoEd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itemStateChanged( Item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boStringEditor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setNoEdit( boolean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boStringEdito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boStringEditor.supports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setNoUndefined( boolean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boStringEdi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get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setTags( String [ ] strin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boStringEditor.ComboString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ique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oStringEditor.setAsText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boStringEditor.startEdit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boStringEditor.getInitialEdi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